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7e0021" fo:min-height="4.699cm"/>
    </style:style>
    <style:style style:name="gr2" style:family="graphic" style:parent-style-name="standard">
      <style:graphic-properties draw:stroke="none" svg:stroke-color="#000000" draw:fill="solid" draw:fill-color="#7e0021" draw:auto-grow-width="true" fo:min-height="1.653cm"/>
    </style:style>
    <style:style style:name="gr3" style:family="graphic" style:parent-style-name="standard">
      <style:graphic-properties draw:stroke="none" svg:stroke-color="#000000" draw:fill="solid" draw:fill-color="#7e0021" draw:auto-grow-width="true" fo:min-height="2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9999ff" draw:auto-grow-width="true" fo:min-height="1.653cm"/>
    </style:style>
    <style:style style:name="gr6" style:family="graphic" style:parent-style-name="objectwithoutfill">
      <style:graphic-properties svg:stroke-color="#9999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83caff" draw:auto-grow-width="true" fo:min-height="1.653cm"/>
    </style:style>
    <style:style style:name="gr8" style:family="graphic" style:parent-style-name="standard">
      <style:graphic-properties draw:stroke="none" svg:stroke-color="#000000" draw:fill="solid" draw:fill-color="#6699cc" draw:auto-grow-width="true" fo:min-height="1.653cm"/>
    </style:style>
    <style:style style:name="gr9" style:family="graphic" style:parent-style-name="standard">
      <style:graphic-properties draw:stroke="none" svg:stroke-color="#000000" draw:fill="solid" draw:fill-color="#99ff66" draw:auto-grow-width="true" fo:min-height="2.776cm"/>
    </style:style>
    <style:style style:name="gr10" style:family="graphic" style:parent-style-name="standard">
      <style:graphic-properties draw:stroke="none" svg:stroke-color="#000000" draw:fill="solid" draw:fill-color="#ff99ff" draw:auto-grow-width="true" fo:min-height="1.653cm"/>
    </style:style>
    <style:style style:name="gr11" style:family="graphic" style:parent-style-name="standard">
      <style:graphic-properties draw:stroke="none" svg:stroke-color="#000000" draw:fill="solid" draw:fill-color="#ff950e" draw:auto-grow-width="true" fo:min-height="1.653cm"/>
    </style:style>
    <style:style style:name="gr12" style:family="graphic" style:parent-style-name="standard">
      <style:graphic-properties draw:stroke="none" svg:stroke-color="#000000" draw:fill="solid" draw:fill-color="#009900" draw:auto-grow-width="true" fo:min-height="7.771cm" fo:min-width="5.467cm"/>
    </style:style>
    <style:style style:name="gr13" style:family="graphic" style:parent-style-name="standard">
      <style:graphic-properties draw:stroke="none" svg:stroke-color="#000000" draw:fill="solid" draw:fill-color="#004586" draw:auto-grow-width="true" fo:min-height="1.653cm"/>
    </style:style>
    <style:style style:name="gr14" style:family="graphic" style:parent-style-name="standard">
      <style:graphic-properties draw:stroke="none" svg:stroke-color="#000000" draw:fill="solid" draw:fill-color="#99cccc" draw:auto-grow-width="true" fo:min-height="1.653cm"/>
    </style:style>
    <style:style style:name="gr15" style:family="graphic" style:parent-style-name="standard">
      <style:graphic-properties draw:stroke="none" svg:stroke-color="#ffffff" draw:fill="solid" draw:fill-color="#004586" draw:auto-grow-width="true" fo:min-height="1.653cm"/>
    </style:style>
    <style:style style:name="gr16" style:family="graphic" style:parent-style-name="standard">
      <style:graphic-properties draw:stroke="none" svg:stroke-color="#000000" draw:fill="solid" draw:fill-color="#99ff66" draw:auto-grow-width="true" fo:min-height="1.653cm"/>
    </style:style>
    <style:style style:name="gr17" style:family="graphic" style:parent-style-name="standard">
      <style:graphic-properties draw:stroke="none" svg:stroke-color="#000000" draw:fill="solid" draw:fill-color="#009900" draw:auto-grow-width="true" fo:min-height="3.331cm" fo:min-width="5.586cm"/>
    </style:style>
    <style:style style:name="gr18" style:family="graphic" style:parent-style-name="standard">
      <style:graphic-properties draw:stroke="none" svg:stroke-color="#000000" draw:fill="solid" draw:fill-color="#009900" draw:auto-grow-width="true" fo:min-height="3.886cm" fo:min-width="2.652cm"/>
    </style:style>
    <style:style style:name="gr19" style:family="graphic" style:parent-style-name="standard">
      <style:graphic-properties draw:stroke="none" svg:stroke-color="#000000" draw:fill="solid" draw:fill-color="#009900" draw:auto-grow-width="true" fo:min-height="2.221cm" fo:min-width="2.864cm"/>
    </style:style>
    <style:style style:name="gr20" style:family="graphic" style:parent-style-name="standard">
      <style:graphic-properties draw:stroke="none" svg:stroke-color="#000000" draw:fill="solid" draw:fill-color="#999999" draw:auto-grow-width="true" fo:min-height="1.653cm"/>
    </style:style>
    <style:style style:name="gr21" style:family="graphic" style:parent-style-name="standard">
      <style:graphic-properties draw:stroke="none" svg:stroke-color="#000000" draw:fill="solid" draw:fill-color="#83caff" draw:auto-grow-width="true" fo:min-height="1.653cm" fo:min-width="2.402cm"/>
    </style:style>
    <style:style style:name="gr22" style:family="graphic" style:parent-style-name="standard">
      <style:graphic-properties draw:stroke="none" svg:stroke-color="#000000" draw:fill="solid" draw:fill-color="#009900" draw:auto-grow-width="true" fo:min-height="4.441cm" fo:min-width="2.999cm"/>
    </style:style>
    <style:style style:name="gr23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5" style:family="paragraph">
      <style:paragraph-properties fo:text-align="start"/>
      <style:text-properties fo:font-size="12pt" style:text-underline-style="none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2" draw:id="id2" draw:layer="layout" svg:width="3.048cm" svg:height="5.586cm" svg:x="44.691cm" svg:y="1.503cm">
          <draw:text-box>
            <text:p text:style-name="P1"><text:span text:style-name="T1">Jobs</text:span></text:p>
            <text:p text:style-name="P2"><text:span text:style-name="T2">job_id</text:span></text:p>
            <text:p text:style-name="P2"><text:span text:style-name="T3">job_type_id</text:span></text:p>
            <text:p text:style-name="P2"><text:span text:style-name="T3">date_created</text:span></text:p>
            <text:p text:style-name="P2"><text:span text:style-name="T3">last_update</text:span></text:p>
            <text:p text:style-name="P2"><text:span text:style-name="T3">project_id</text:span></text:p>
            <text:p text:style-name="P2"><text:span text:style-name="T3">user_id</text:span></text:p>
            <text:p text:style-name="P2"><text:span text:style-name="T3">uri</text:span></text:p>
            <text:p text:style-name="P2"><text:span text:style-name="T3">progress</text:span></text:p>
            <text:p text:style-name="P2"><text:span text:style-name="T3">completed</text:span></text:p>
            <text:p text:style-name="P2"><text:span text:style-name="T3">remarks</text:span></text:p>
          </draw:text-box>
        </draw:frame>
        <draw:frame draw:style-name="gr2" draw:text-style-name="P3" xml:id="id3" draw:id="id3" draw:layer="layout" svg:width="6.183cm" svg:height="2.24cm" svg:x="36.301cm" svg:y="3.176cm">
          <draw:text-box>
            <text:p text:style-name="P1"><text:span text:style-name="T4">job_params_classification</text:span></text:p>
            <text:p text:style-name="P2"><text:span text:style-name="T2">job_id</text:span></text:p>
            <text:p text:style-name="P2"><text:span text:style-name="T3">model_id</text:span></text:p>
            <text:p text:style-name="P2"><text:span text:style-name="T3">playlist_id</text:span></text:p>
          </draw:text-box>
        </draw:frame>
        <draw:frame draw:style-name="gr3" draw:text-style-name="P3" xml:id="id1" draw:id="id1" draw:layer="layout" svg:width="4.989cm" svg:height="3.196cm" svg:x="10.594cm" svg:y="2.698cm">
          <draw:text-box>
            <text:p text:style-name="P1"><text:span text:style-name="T4">job_params_training</text:span></text:p>
            <text:p text:style-name="P2"><text:span text:style-name="T2">job_id</text:span></text:p>
            <text:p text:style-name="P2"><text:span text:style-name="T3">model_type_id</text:span></text:p>
            <text:p text:style-name="P2"><text:span text:style-name="T3">training_set_id</text:span></text:p>
            <text:p text:style-name="P2"><text:span text:style-name="T3">validation_set_id</text:span></text:p>
            <text:p text:style-name="P2"><text:span text:style-name="T3">trained_model_id</text:span></text:p>
          </draw:text-box>
        </draw:frame>
        <draw:connector draw:style-name="gr4" draw:text-style-name="P1" draw:layer="layout" svg:x1="13.088cm" svg:y1="2.698cm" svg:x2="46.215cm" svg:y2="1.503cm" draw:start-shape="id1" draw:start-glue-point="0" draw:end-shape="id2" svg:d="M13088 2698v-1695h33127v500" svg:viewBox="0 0 33128 1696">
          <text:p/>
        </draw:connector>
        <draw:connector draw:style-name="gr4" draw:text-style-name="P1" draw:layer="layout" svg:x1="42.484cm" svg:y1="4.296cm" svg:x2="44.691cm" svg:y2="4.296cm" draw:start-shape="id3" draw:start-glue-point="1" draw:end-shape="id2" svg:d="M42484 4296h2207" svg:viewBox="0 0 2208 1">
          <text:p/>
        </draw:connector>
        <draw:frame draw:style-name="gr2" draw:text-style-name="P3" xml:id="id4" draw:id="id4" draw:layer="layout" svg:width="2.86cm" svg:height="2.718cm" svg:x="50.149cm" svg:y="2.937cm">
          <draw:text-box>
            <text:p text:style-name="P1"><text:span text:style-name="T4">job_types</text:span></text:p>
            <text:p text:style-name="P2"><text:span text:style-name="T2">job_type_id</text:span></text:p>
            <text:p text:style-name="P2"><text:span text:style-name="T3">name</text:span></text:p>
            <text:p text:style-name="P2"><text:span text:style-name="T3">identifier</text:span></text:p>
            <text:p text:style-name="P2"><text:span text:style-name="T3">description</text:span></text:p>
          </draw:text-box>
        </draw:frame>
        <draw:frame draw:style-name="gr5" draw:text-style-name="P3" xml:id="id5" draw:id="id5" draw:layer="layout" svg:width="4.308cm" svg:height="2.718cm" svg:x="19.507cm" svg:y="8.812cm">
          <draw:text-box>
            <text:p text:style-name="P1"><text:span text:style-name="T4">model_types</text:span></text:p>
            <text:p text:style-name="P2"><text:span text:style-name="T2">model_type_id</text:span></text:p>
            <text:p text:style-name="P2"><text:span text:style-name="T3">name</text:span></text:p>
            <text:p text:style-name="P2"><text:span text:style-name="T3">description</text:span></text:p>
            <text:p text:style-name="P2"><text:span text:style-name="T3">training_set_type_id</text:span></text:p>
          </draw:text-box>
        </draw:frame>
        <draw:connector draw:style-name="gr4" draw:text-style-name="P1" draw:layer="layout" svg:x1="47.739cm" svg:y1="4.296cm" svg:x2="50.149cm" svg:y2="4.296cm" draw:start-shape="id2" draw:start-glue-point="1" draw:end-shape="id4" svg:d="M47739 4296h2410" svg:viewBox="0 0 2411 1">
          <text:p/>
        </draw:connector>
        <draw:connector draw:style-name="gr4" draw:text-style-name="P1" draw:layer="layout" svg:x1="13.088cm" svg:y1="5.894cm" svg:x2="21.661cm" svg:y2="8.812cm" draw:start-shape="id1" draw:start-glue-point="2" draw:end-shape="id5" draw:end-glue-point="0" svg:d="M13088 5894v1459h8573v1459" svg:viewBox="0 0 8574 2919">
          <text:p/>
        </draw:connector>
        <draw:frame draw:style-name="gr5" draw:text-style-name="P4" xml:id="id6" draw:id="id6" draw:layer="layout" svg:width="3.728cm" svg:height="5.246cm" svg:x="26.503cm" svg:y="7.552cm">
          <draw:text-box>
            <text:p text:style-name="P1"><text:span text:style-name="T4">models</text:span></text:p>
            <text:p text:style-name="P2"><text:span text:style-name="T5">model_id</text:span></text:p>
            <text:p text:style-name="P2"><text:span text:style-name="T6">name</text:span></text:p>
            <text:p text:style-name="P2"><text:span text:style-name="T6">model_type_id</text:span></text:p>
            <text:p text:style-name="P2"><text:span text:style-name="T6">uri</text:span></text:p>
            <text:p text:style-name="P2"><text:span text:style-name="T6">date_created</text:span></text:p>
            <text:p text:style-name="P2"><text:span text:style-name="T6">project_id</text:span></text:p>
            <text:p text:style-name="P2"><text:span text:style-name="T6">user_id</text:span></text:p>
            <text:p text:style-name="P2"><text:span text:style-name="T6">training_set_id</text:span></text:p>
          </draw:text-box>
        </draw:frame>
        <draw:connector draw:style-name="gr6" draw:text-style-name="P1" draw:layer="layout" draw:line-skew="0.282cm" svg:x1="39.392cm" svg:y1="5.416cm" svg:x2="28.367cm" svg:y2="7.552cm" draw:start-shape="id3" draw:start-glue-point="2" draw:end-shape="id6" draw:end-glue-point="0" svg:d="M39392 5416v1350h-11025v786" svg:viewBox="0 0 11026 2137">
          <text:p/>
        </draw:connector>
        <draw:frame draw:style-name="gr7" draw:text-style-name="P4" xml:id="id15" draw:id="id15" draw:layer="layout" svg:width="3.859cm" svg:height="3.026cm" svg:x="44.801cm" svg:y="24.597cm">
          <draw:text-box>
            <text:p text:style-name="P1"><text:span text:style-name="T4">permissions</text:span></text:p>
            <text:p text:style-name="P2"><text:span text:style-name="T5">permission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security_level</text:span></text:p>
          </draw:text-box>
        </draw:frame>
        <draw:frame draw:style-name="gr8" draw:text-style-name="P4" xml:id="id7" draw:id="id7" draw:layer="layout" svg:width="4.613cm" svg:height="1.916cm" svg:x="16.361cm" svg:y="3.338cm">
          <draw:text-box>
            <text:p text:style-name="P1"><text:span text:style-name="T4">playlist_recordings</text:span></text:p>
            <text:p text:style-name="P2"><text:span text:style-name="T5">playlist_id</text:span></text:p>
            <text:p text:style-name="P2"><text:span text:style-name="T5">recording_id</text:span></text:p>
          </draw:text-box>
        </draw:frame>
        <draw:frame draw:style-name="gr9" draw:text-style-name="P4" xml:id="id31" draw:id="id31" draw:layer="layout" svg:width="4.519cm" svg:height="4.136cm" svg:x="49.492cm" svg:y="18.963cm">
          <draw:text-box>
            <text:p text:style-name="P1"><text:span text:style-name="T4">validation_set</text:span></text:p>
            <text:p text:style-name="P2"><text:span text:style-name="T5">validation_set_id</text:span></text:p>
            <text:p text:style-name="P2"><text:span text:style-name="T6">project_id</text:span></text:p>
            <text:p text:style-name="P2"><text:span text:style-name="T6">user_id</text:span></text:p>
            <text:p text:style-name="P2"><text:span text:style-name="T6">name</text:span></text:p>
            <text:p text:style-name="P2"><text:span text:style-name="T6">uri</text:span></text:p>
            <text:p text:style-name="P2"><text:span text:style-name="T6">params</text:span></text:p>
          </draw:text-box>
        </draw:frame>
        <draw:frame draw:style-name="gr10" draw:text-style-name="P4" xml:id="id28" draw:id="id28" draw:layer="layout" svg:width="4.333cm" svg:height="2.471cm" svg:x="39.685cm" svg:y="18.035cm">
          <draw:text-box>
            <text:p text:style-name="P1"><text:span text:style-name="T4">user_project_role</text:span></text:p>
            <text:p text:style-name="P2"><text:span text:style-name="T5">user_id</text:span></text:p>
            <text:p text:style-name="P2"><text:span text:style-name="T5">project_id</text:span></text:p>
            <text:p text:style-name="P2"><text:span text:style-name="T5">role_id</text:span></text:p>
          </draw:text-box>
        </draw:frame>
        <draw:frame draw:style-name="gr11" draw:text-style-name="P4" xml:id="id34" draw:id="id34" draw:layer="layout" svg:width="6.628cm" svg:height="3.026cm" svg:x="55.544cm" svg:y="21.539cm">
          <draw:text-box>
            <text:p text:style-name="P1"><text:span text:style-name="T4">user_account_support_type</text:span></text:p>
            <text:p text:style-name="P2"><text:span text:style-name="T5">account_support_type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max_lifetime</text:span></text:p>
          </draw:text-box>
        </draw:frame>
        <draw:frame draw:style-name="gr11" draw:text-style-name="P4" xml:id="id30" draw:id="id30" draw:layer="layout" svg:width="7.343cm" svg:height="5.246cm" svg:x="55.187cm" svg:y="25.748cm">
          <draw:text-box>
            <text:p text:style-name="P1"><text:span text:style-name="T4">user_account_support_request</text:span></text:p>
            <text:p text:style-name="P2"><text:span text:style-name="T5">support_request_id</text:span></text:p>
            <text:p text:style-name="P2"><text:span text:style-name="T6">user_id</text:span></text:p>
            <text:p text:style-name="P2"><text:span text:style-name="T6">support_type_id</text:span></text:p>
            <text:p text:style-name="P2"><text:span text:style-name="T6">hash</text:span></text:p>
            <text:p text:style-name="P2"><text:span text:style-name="T6">params</text:span></text:p>
            <text:p text:style-name="P2"><text:span text:style-name="T6">consumed</text:span></text:p>
            <text:p text:style-name="P2"><text:span text:style-name="T6">timestamp</text:span></text:p>
            <text:p text:style-name="P2"><text:span text:style-name="T6">expires</text:span></text:p>
          </draw:text-box>
        </draw:frame>
        <draw:frame draw:style-name="gr12" draw:text-style-name="P4" xml:id="id27" draw:id="id27" draw:layer="layout" svg:width="5.967cm" svg:height="8.021cm" svg:x="27.009cm" svg:y="16.936cm">
          <draw:text-box>
            <text:p text:style-name="P1"><text:span text:style-name="T4">uploaded_recordings</text:span></text:p>
            <text:p text:style-name="P2"><text:span text:style-name="T5">uploaded_recording_id</text:span></text:p>
            <text:p text:style-name="P2"><text:span text:style-name="T6">filename</text:span></text:p>
            <text:p text:style-name="P2"><text:span text:style-name="T6">project_id</text:span></text:p>
            <text:p text:style-name="P2"><text:span text:style-name="T6">site_id</text:span></text:p>
            <text:p text:style-name="P2"><text:span text:style-name="T6">year</text:span></text:p>
            <text:p text:style-name="P2"><text:span text:style-name="T6">month</text:span></text:p>
            <text:p text:style-name="P2"><text:span text:style-name="T6">day</text:span></text:p>
            <text:p text:style-name="P2"><text:span text:style-name="T6">hour</text:span></text:p>
            <text:p text:style-name="P2"><text:span text:style-name="T6">minute</text:span></text:p>
            <text:p text:style-name="P2"><text:span text:style-name="T6">state</text:span></text:p>
            <text:p text:style-name="P2"><text:span text:style-name="T6">remarks</text:span></text:p>
            <text:p text:style-name="P2"><text:span text:style-name="T6">upload_timestamp</text:span></text:p>
            <text:p text:style-name="P2"><text:span text:style-name="T6">upload_user_id</text:span></text:p>
          </draw:text-box>
        </draw:frame>
        <draw:frame draw:style-name="gr13" draw:text-style-name="P4" xml:id="id13" draw:id="id13" draw:layer="layout" svg:width="4.384cm" svg:height="3.026cm" svg:x="6.361cm" svg:y="26.858cm">
          <draw:text-box>
            <text:p text:style-name="P1"><text:span text:style-name="T4">project_classes</text:span></text:p>
            <text:p text:style-name="P2"><text:span text:style-name="T5">project_class_id</text:span></text:p>
            <text:p text:style-name="P2"><text:span text:style-name="T6">project_id</text:span></text:p>
            <text:p text:style-name="P2"><text:span text:style-name="T6">species_id</text:span></text:p>
            <text:p text:style-name="P2"><text:span text:style-name="T6">songtype_id</text:span></text:p>
          </draw:text-box>
        </draw:frame>
        <draw:frame draw:style-name="gr8" draw:text-style-name="P4" xml:id="id8" draw:id="id8" draw:layer="layout" svg:width="2.928cm" svg:height="3.026cm" svg:x="32.336cm" svg:y="2.783cm">
          <draw:text-box>
            <text:p text:style-name="P1"><text:span text:style-name="T4">playlists</text:span></text:p>
            <text:p text:style-name="P2"><text:span text:style-name="T5">playlist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uri</text:span></text:p>
          </draw:text-box>
        </draw:frame>
        <draw:frame draw:style-name="gr11" draw:text-style-name="P4" xml:id="id29" draw:id="id29" draw:layer="layout" svg:width="2.627cm" svg:height="5.246cm" svg:x="50.438cm" svg:y="25.748cm">
          <draw:text-box>
            <text:p text:style-name="P1"><text:span text:style-name="T4">users</text:span></text:p>
            <text:p text:style-name="P2"><text:span text:style-name="T5">user_id</text:span></text:p>
            <text:p text:style-name="P2"><text:span text:style-name="T6">login</text:span></text:p>
            <text:p text:style-name="P2"><text:span text:style-name="T6">password</text:span></text:p>
            <text:p text:style-name="P2"><text:span text:style-name="T6">firstname</text:span></text:p>
            <text:p text:style-name="P2"><text:span text:style-name="T6">lastname</text:span></text:p>
            <text:p text:style-name="P2"><text:span text:style-name="T6">email</text:span></text:p>
            <text:p text:style-name="P2"><text:span text:style-name="T6">last_login</text:span></text:p>
            <text:p text:style-name="P2"><text:span text:style-name="T6">is_super</text:span></text:p>
          </draw:text-box>
        </draw:frame>
        <draw:frame draw:style-name="gr14" draw:text-style-name="P4" xml:id="id24" draw:id="id24" draw:layer="layout" svg:width="4.943cm" svg:height="3.581cm" svg:x="9.933cm" svg:y="13.919cm">
          <draw:text-box>
            <text:p text:style-name="P1"><text:span text:style-name="T4">training_sets</text:span></text:p>
            <text:p text:style-name="P2"><text:span text:style-name="T5">training_set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date_created</text:span></text:p>
            <text:p text:style-name="P2"><text:span text:style-name="T6">training_set_type_id</text:span></text:p>
          </draw:text-box>
        </draw:frame>
        <draw:frame draw:style-name="gr14" draw:text-style-name="P4" xml:id="id25" draw:id="id25" draw:layer="layout" svg:width="5.315cm" svg:height="3.026cm" svg:x="9.735cm" svg:y="8.663cm">
          <draw:text-box>
            <text:p text:style-name="P1"><text:span text:style-name="T4">training_set_types</text:span></text:p>
            <text:p text:style-name="P2"><text:span text:style-name="T5">training_set_type_id</text:span></text:p>
            <text:p text:style-name="P2"><text:span text:style-name="T6">name</text:span></text:p>
            <text:p text:style-name="P2"><text:span text:style-name="T6">identifier</text:span></text:p>
            <text:p text:style-name="P2"><text:span text:style-name="T6">description</text:span></text:p>
          </draw:text-box>
        </draw:frame>
        <draw:frame draw:style-name="gr14" draw:text-style-name="P4" xml:id="id26" draw:id="id26" draw:layer="layout" svg:width="6.073cm" svg:height="4.691cm" svg:x="9.368cm" svg:y="18.601cm">
          <draw:text-box>
            <text:p text:style-name="P1"><text:span text:style-name="T4">training_set_roi_set_data</text:span></text:p>
            <text:p text:style-name="P2"><text:span text:style-name="T5">roi_set_data_id</text:span></text:p>
            <text:p text:style-name="P2"><text:span text:style-name="T6">training_set_id</text:span></text:p>
            <text:p text:style-name="P2"><text:span text:style-name="T6">recording_id</text:span></text:p>
            <text:p text:style-name="P2"><text:span text:style-name="T6">x1</text:span></text:p>
            <text:p text:style-name="P2"><text:span text:style-name="T6">y1</text:span></text:p>
            <text:p text:style-name="P2"><text:span text:style-name="T6">x2</text:span></text:p>
            <text:p text:style-name="P2"><text:span text:style-name="T6">y2</text:span></text:p>
          </draw:text-box>
        </draw:frame>
        <draw:frame draw:style-name="gr15" draw:text-style-name="P4" xml:id="id23" draw:id="id23" draw:layer="layout" svg:width="3.927cm" svg:height="3.581cm" svg:x="1.142cm" svg:y="11.849cm">
          <draw:text-box>
            <text:p text:style-name="P1"><text:span text:style-name="T4">species_taxons</text:span></text:p>
            <text:p text:style-name="P2"><text:span text:style-name="T5">taxon_id</text:span></text:p>
            <text:p text:style-name="P2"><text:span text:style-name="T6">taxon</text:span></text:p>
            <text:p text:style-name="P2"><text:span text:style-name="T6">image</text:span></text:p>
            <text:p text:style-name="P2"><text:span text:style-name="T6">order</text:span></text:p>
            <text:p text:style-name="P2"><text:span text:style-name="T6">enabled</text:span></text:p>
          </draw:text-box>
        </draw:frame>
        <draw:frame draw:style-name="gr10" draw:text-style-name="P4" xml:id="id12" draw:id="id12" draw:layer="layout" svg:width="4.16cm" svg:height="2.471cm" svg:x="62.178cm" svg:y="12.139cm">
          <draw:text-box>
            <text:p text:style-name="P1"><text:span text:style-name="T4">project_types</text:span></text:p>
            <text:p text:style-name="P2"><text:span text:style-name="T5">project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16" draw:text-style-name="P4" xml:id="id9" draw:id="id9" draw:layer="layout" svg:width="3.745cm" svg:height="3.581cm" svg:x="34.022cm" svg:y="19.006cm">
          <draw:text-box>
            <text:p text:style-name="P1"><text:span text:style-name="T4">project_news</text:span></text:p>
            <text:p text:style-name="P2"><text:span text:style-name="T5">news_feed_id</text:span></text:p>
            <text:p text:style-name="P2"><text:span text:style-name="T6">user_id</text:span></text:p>
            <text:p text:style-name="P2"><text:span text:style-name="T6">project_id</text:span></text:p>
            <text:p text:style-name="P2"><text:span text:style-name="T6">timestamp</text:span></text:p>
            <text:p text:style-name="P2"><text:span text:style-name="T6">description</text:span></text:p>
          </draw:text-box>
        </draw:frame>
        <draw:frame draw:style-name="gr17" draw:text-style-name="P4" xml:id="id33" draw:id="id33" draw:layer="layout" svg:width="6.086cm" svg:height="3.581cm" svg:x="15.624cm" svg:y="26.581cm">
          <draw:text-box>
            <text:p text:style-name="P1"><text:span text:style-name="T4">recording_validations</text:span></text:p>
            <text:p text:style-name="P2"><text:span text:style-name="T5">recording_validation_id</text:span></text:p>
            <text:p text:style-name="P2"><text:span text:style-name="T6">recording_id</text:span></text:p>
            <text:p text:style-name="P2"><text:span text:style-name="T6">user_id</text:span></text:p>
            <text:p text:style-name="P2"><text:span text:style-name="T6">project_class_id</text:span></text:p>
            <text:p text:style-name="P2"><text:span text:style-name="T6">present</text:span></text:p>
          </draw:text-box>
        </draw:frame>
        <draw:frame draw:style-name="gr15" draw:text-style-name="P4" xml:id="id22" draw:id="id22" draw:layer="layout" svg:width="4.143cm" svg:height="2.471cm" svg:x="1.034cm" svg:y="17.234cm">
          <draw:text-box>
            <text:p text:style-name="P1"><text:span text:style-name="T4">species_families</text:span></text:p>
            <text:p text:style-name="P2"><text:span text:style-name="T5">family_id</text:span></text:p>
            <text:p text:style-name="P2"><text:span text:style-name="T6">family</text:span></text:p>
            <text:p text:style-name="P2"><text:span text:style-name="T6">taxon_id</text:span></text:p>
          </draw:text-box>
        </draw:frame>
        <draw:frame draw:style-name="gr15" draw:text-style-name="P4" xml:id="id20" draw:id="id20" draw:layer="layout" svg:width="4.007cm" svg:height="2.471cm" svg:x="1.102cm" svg:y="28.999cm">
          <draw:text-box>
            <text:p text:style-name="P1"><text:span text:style-name="T4">species_aliases</text:span></text:p>
            <text:p text:style-name="P2"><text:span text:style-name="T5">alias_id</text:span></text:p>
            <text:p text:style-name="P2"><text:span text:style-name="T6">species_id</text:span></text:p>
            <text:p text:style-name="P2"><text:span text:style-name="T6">alias</text:span></text:p>
          </draw:text-box>
        </draw:frame>
        <draw:frame draw:style-name="gr15" draw:text-style-name="P4" xml:id="id21" draw:id="id21" draw:layer="layout" svg:width="3.923cm" svg:height="5.801cm" svg:x="1.144cm" svg:y="21.129cm">
          <draw:text-box>
            <text:p text:style-name="P1"><text:span text:style-name="T4">species</text:span></text:p>
            <text:p text:style-name="P2"><text:span text:style-name="T5">species_id</text:span></text:p>
            <text:p text:style-name="P2"><text:span text:style-name="T6">scientific_name</text:span></text:p>
            <text:p text:style-name="P2"><text:span text:style-name="T6">code_name</text:span></text:p>
            <text:p text:style-name="P2"><text:span text:style-name="T6">taxon_id</text:span></text:p>
            <text:p text:style-name="P2"><text:span text:style-name="T6">family_id</text:span></text:p>
            <text:p text:style-name="P2"><text:span text:style-name="T6">image</text:span></text:p>
            <text:p text:style-name="P2"><text:span text:style-name="T6">description</text:span></text:p>
            <text:p text:style-name="P2"><text:span text:style-name="T6">biotab_id</text:span></text:p>
            <text:p text:style-name="P2"><text:span text:style-name="T6">defined_by</text:span></text:p>
          </draw:text-box>
        </draw:frame>
        <draw:frame draw:style-name="gr15" draw:text-style-name="P4" xml:id="id32" draw:id="id32" draw:layer="layout" svg:width="3.41cm" svg:height="2.471cm" svg:x="11.226cm" svg:y="29.16cm">
          <draw:text-box>
            <text:p text:style-name="P1"><text:span text:style-name="T4">songtypes</text:span></text:p>
            <text:p text:style-name="P2"><text:span text:style-name="T5">songtype_id</text:span></text:p>
            <text:p text:style-name="P2"><text:span text:style-name="T6">songtype</text:span></text:p>
            <text:p text:style-name="P2"><text:span text:style-name="T6">description</text:span></text:p>
          </draw:text-box>
        </draw:frame>
        <draw:frame draw:style-name="gr18" draw:text-style-name="P4" xml:id="id18" draw:id="id18" draw:layer="layout" svg:width="3.152cm" svg:height="4.136cm" svg:x="22.568cm" svg:y="18.878cm">
          <draw:text-box>
            <text:p text:style-name="P1"><text:span text:style-name="T4">sites</text:span></text:p>
            <text:p text:style-name="P2"><text:span text:style-name="T5">site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lat</text:span></text:p>
            <text:p text:style-name="P2"><text:span text:style-name="T6">lon</text:span></text:p>
            <text:p text:style-name="P2"><text:span text:style-name="T6">site_type_id</text:span></text:p>
          </draw:text-box>
        </draw:frame>
        <draw:frame draw:style-name="gr10" draw:text-style-name="P4" xml:id="id11" draw:id="id11" draw:layer="layout" svg:width="3.868cm" svg:height="5.246cm" svg:x="56.924cm" svg:y="10.751cm">
          <draw:text-box>
            <text:p text:style-name="P1"><text:span text:style-name="T4">projects</text:span></text:p>
            <text:p text:style-name="P2"><text:span text:style-name="T5">project_id</text:span></text:p>
            <text:p text:style-name="P2"><text:span text:style-name="T6">name</text:span></text:p>
            <text:p text:style-name="P2"><text:span text:style-name="T6">url</text:span></text:p>
            <text:p text:style-name="P2"><text:span text:style-name="T6">description</text:span></text:p>
            <text:p text:style-name="P2"><text:span text:style-name="T6">owner_id</text:span></text:p>
            <text:p text:style-name="P2"><text:span text:style-name="T6">project_type_id</text:span></text:p>
            <text:p text:style-name="P2"><text:span text:style-name="T6">is_private</text:span></text:p>
            <text:p text:style-name="P2"><text:span text:style-name="T6">is_enabled</text:span></text:p>
          </draw:text-box>
        </draw:frame>
        <draw:frame draw:style-name="gr16" draw:text-style-name="P4" xml:id="id10" draw:id="id10" draw:layer="layout" svg:width="4.892cm" svg:height="2.471cm" svg:x="36.69cm" svg:y="23.546cm">
          <draw:text-box>
            <text:p text:style-name="P1"><text:span text:style-name="T4">project_news_types</text:span></text:p>
            <text:p text:style-name="P2"><text:span text:style-name="T5">news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19" draw:text-style-name="P4" xml:id="id19" draw:id="id19" draw:layer="layout" svg:width="3.364cm" svg:height="2.471cm" svg:x="22.462cm" svg:y="24.723cm">
          <draw:text-box>
            <text:p text:style-name="P1"><text:span text:style-name="T4">site_types</text:span></text:p>
            <text:p text:style-name="P2"><text:span text:style-name="T5">site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20" draw:text-style-name="P5" draw:layer="layout" svg:width="3.059cm" svg:height="2.471cm" svg:x="57.329cm" svg:y="17.535cm">
          <draw:text-box>
            <text:p text:style-name="P1"><text:span text:style-name="T4">sessions</text:span></text:p>
            <text:p text:style-name="P2"><text:span text:style-name="T5">session_id</text:span></text:p>
            <text:p text:style-name="P2"><text:span text:style-name="T6">expires</text:span></text:p>
            <text:p text:style-name="P2"><text:span text:style-name="T6">data</text:span></text:p>
          </draw:text-box>
        </draw:frame>
        <draw:frame draw:style-name="gr21" draw:text-style-name="P4" xml:id="id16" draw:id="id16" draw:layer="layout" svg:width="2.902cm" svg:height="3.026cm" svg:x="45.279cm" svg:y="17.757cm">
          <draw:text-box>
            <text:p text:style-name="P1"><text:span text:style-name="T4">roles</text:span></text:p>
            <text:p text:style-name="P2"><text:span text:style-name="T5">role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icon</text:span></text:p>
          </draw:text-box>
        </draw:frame>
        <draw:frame draw:style-name="gr7" draw:text-style-name="P4" xml:id="id14" draw:id="id14" draw:layer="layout" svg:width="4.249cm" svg:height="1.916cm" svg:x="44.606cm" svg:y="21.832cm">
          <draw:text-box>
            <text:p text:style-name="P1"><text:span text:style-name="T4">role_permissions</text:span></text:p>
            <text:p text:style-name="P2"><text:span text:style-name="T5">role_id</text:span></text:p>
            <text:p text:style-name="P2"><text:span text:style-name="T5">permission_id</text:span></text:p>
          </draw:text-box>
        </draw:frame>
        <draw:frame draw:style-name="gr22" draw:text-style-name="P4" xml:id="id17" draw:id="id17" draw:layer="layout" svg:width="3.499cm" svg:height="4.691cm" svg:x="16.918cm" svg:y="18.601cm">
          <draw:text-box>
            <text:p text:style-name="P1"><text:span text:style-name="T4">recordings</text:span></text:p>
            <text:p text:style-name="P2"><text:span text:style-name="T5">recording_id</text:span></text:p>
            <text:p text:style-name="P2"><text:span text:style-name="T6">site_id</text:span></text:p>
            <text:p text:style-name="P2"><text:span text:style-name="T6">uri</text:span></text:p>
            <text:p text:style-name="P2"><text:span text:style-name="T6">datetime</text:span></text:p>
            <text:p text:style-name="P2"><text:span text:style-name="T6">mic</text:span></text:p>
            <text:p text:style-name="P2"><text:span text:style-name="T6">recorder</text:span></text:p>
            <text:p text:style-name="P2"><text:span text:style-name="T6">version</text:span></text:p>
          </draw:text-box>
        </draw:frame>
        <draw:connector draw:style-name="gr4" draw:text-style-name="P1" draw:layer="layout" svg:x1="20.974cm" svg:y1="4.296cm" svg:x2="32.336cm" svg:y2="4.296cm" draw:start-shape="id7" draw:start-glue-point="1" draw:end-shape="id8" draw:end-glue-point="3" svg:d="M20974 4296h11362" svg:viewBox="0 0 11363 1">
          <text:p/>
        </draw:connector>
        <draw:connector draw:style-name="gr4" draw:text-style-name="P1" draw:layer="layout" svg:x1="37.767cm" svg:y1="20.796cm" svg:x2="39.136cm" svg:y2="23.546cm" draw:start-shape="id9" draw:start-glue-point="1" draw:end-shape="id10" draw:end-glue-point="0" svg:d="M37767 20796h1369v2750" svg:viewBox="0 0 1370 2751">
          <text:p/>
        </draw:connector>
        <draw:connector draw:style-name="gr4" draw:text-style-name="P1" draw:layer="layout" svg:x1="60.792cm" svg:y1="13.374cm" svg:x2="62.178cm" svg:y2="13.374cm" draw:start-shape="id11" draw:start-glue-point="1" draw:end-shape="id12" draw:end-glue-point="3" svg:d="M60792 13374h1386" svg:viewBox="0 0 1387 1">
          <text:p/>
        </draw:connector>
        <draw:connector draw:style-name="gr23" draw:text-style-name="P1" draw:layer="layout" svg:x1="35.894cm" svg:y1="19.006cm" svg:x2="56.924cm" svg:y2="13.374cm" draw:start-shape="id9" draw:start-glue-point="0" draw:end-shape="id11" draw:end-glue-point="3" svg:d="M35894 19006v-5632h21030" svg:viewBox="0 0 21031 5633">
          <text:p/>
        </draw:connector>
        <draw:connector draw:style-name="gr23" draw:text-style-name="P1" draw:layer="layout" svg:x1="33.8cm" svg:y1="5.809cm" svg:x2="56.924cm" svg:y2="13.374cm" draw:start-shape="id8" draw:start-glue-point="2" draw:end-shape="id11" draw:end-glue-point="3" svg:d="M33800 5809v7565h23124" svg:viewBox="0 0 23125 7566">
          <text:p/>
        </draw:connector>
        <draw:connector draw:style-name="gr23" draw:text-style-name="P1" draw:layer="layout" draw:line-skew="-9.812cm" svg:x1="30.231cm" svg:y1="10.175cm" svg:x2="56.924cm" svg:y2="13.374cm" draw:start-shape="id6" draw:start-glue-point="1" draw:end-shape="id11" draw:end-glue-point="3" svg:d="M30231 10175h3535v3199h23158" svg:viewBox="0 0 26694 3200">
          <text:p/>
        </draw:connector>
        <draw:connector draw:style-name="gr23" draw:text-style-name="P1" draw:layer="layout" svg:x1="46.215cm" svg:y1="7.089cm" svg:x2="56.924cm" svg:y2="13.374cm" draw:start-shape="id2" draw:start-glue-point="2" draw:end-shape="id11" draw:end-glue-point="3" svg:d="M46215 7089v6285h10709" svg:viewBox="0 0 10710 6286">
          <text:p/>
        </draw:connector>
        <draw:connector draw:style-name="gr23" draw:text-style-name="P1" draw:layer="layout" svg:x1="8.553cm" svg:y1="26.858cm" svg:x2="56.924cm" svg:y2="13.374cm" draw:start-shape="id13" draw:start-glue-point="0" draw:end-shape="id11" draw:end-glue-point="3" svg:d="M8553 26858v-13484h48371" svg:viewBox="0 0 48372 13485">
          <text:p/>
        </draw:connector>
        <draw:connector draw:style-name="gr4" draw:text-style-name="P1" draw:layer="layout" svg:x1="46.73cm" svg:y1="23.748cm" svg:x2="46.73cm" svg:y2="24.597cm" draw:start-shape="id14" draw:start-glue-point="2" draw:end-shape="id15" draw:end-glue-point="0" svg:d="M46730 23748v849" svg:viewBox="0 0 1 850">
          <text:p/>
        </draw:connector>
        <draw:connector draw:style-name="gr4" draw:text-style-name="P1" draw:layer="layout" svg:x1="46.73cm" svg:y1="21.832cm" svg:x2="46.73cm" svg:y2="20.783cm" draw:start-shape="id14" draw:start-glue-point="0" draw:end-shape="id16" draw:end-glue-point="2" svg:d="M46730 21832v-1049" svg:viewBox="0 0 1 1050">
          <text:p/>
        </draw:connector>
        <draw:connector draw:style-name="gr4" draw:text-style-name="P1" draw:layer="layout" svg:x1="20.417cm" svg:y1="20.946cm" svg:x2="22.568cm" svg:y2="20.946cm" draw:start-shape="id17" draw:start-glue-point="1" draw:end-shape="id18" svg:d="M20417 20946h2151" svg:viewBox="0 0 2152 1">
          <text:p/>
        </draw:connector>
        <draw:connector draw:style-name="gr23" draw:text-style-name="P1" draw:layer="layout" svg:x1="24.144cm" svg:y1="18.878cm" svg:x2="56.924cm" svg:y2="13.374cm" draw:start-shape="id18" draw:start-glue-point="0" draw:end-shape="id11" draw:end-glue-point="3" svg:d="M24144 18878v-5504h32780" svg:viewBox="0 0 32781 5505">
          <text:p/>
        </draw:connector>
        <draw:connector draw:style-name="gr4" draw:text-style-name="P1" draw:layer="layout" svg:x1="24.144cm" svg:y1="23.014cm" svg:x2="24.144cm" svg:y2="24.723cm" draw:start-shape="id18" draw:start-glue-point="2" draw:end-shape="id19" draw:end-glue-point="0" svg:d="M24144 23014v1709" svg:viewBox="0 0 1 1710">
          <text:p/>
        </draw:connector>
        <draw:connector draw:style-name="gr4" draw:text-style-name="P1" draw:layer="layout" svg:x1="3.105cm" svg:y1="28.999cm" svg:x2="3.105cm" svg:y2="26.93cm" draw:start-shape="id20" draw:end-shape="id21" draw:end-glue-point="2" svg:d="M3105 28999v-2069" svg:viewBox="0 0 1 2070">
          <text:p/>
        </draw:connector>
        <draw:connector draw:style-name="gr4" draw:text-style-name="P1" draw:layer="layout" svg:x1="3.105cm" svg:y1="21.129cm" svg:x2="3.105cm" svg:y2="19.705cm" draw:start-shape="id21" draw:start-glue-point="0" draw:end-shape="id22" svg:d="M3105 21129v-1424" svg:viewBox="0 0 1 1425">
          <text:p/>
        </draw:connector>
        <draw:connector draw:style-name="gr4" draw:text-style-name="P1" draw:layer="layout" draw:line-skew="2.278cm" svg:x1="3.105cm" svg:y1="21.129cm" svg:x2="5.069cm" svg:y2="13.639cm" draw:start-shape="id21" draw:start-glue-point="0" draw:end-shape="id23" draw:end-glue-point="1" svg:d="M3105 21129v-571h2464v-6919h-500" svg:viewBox="0 0 2465 7491">
          <text:p/>
        </draw:connector>
        <draw:connector draw:style-name="gr4" draw:text-style-name="P1" draw:layer="layout" svg:x1="12.404cm" svg:y1="13.919cm" svg:x2="12.392cm" svg:y2="11.689cm" draw:start-shape="id24" draw:start-glue-point="0" draw:end-shape="id25" draw:end-glue-point="2" svg:d="M12404 13919v-1115h-12v-1115" svg:viewBox="0 0 13 2231">
          <text:p/>
        </draw:connector>
        <draw:connector draw:style-name="gr4" draw:text-style-name="P1" draw:layer="layout" svg:x1="12.404cm" svg:y1="18.601cm" svg:x2="12.404cm" svg:y2="17.5cm" draw:start-shape="id26" draw:end-shape="id24" svg:d="M12404 18601v-1101" svg:viewBox="0 0 1 1102">
          <text:p/>
        </draw:connector>
        <draw:connector draw:style-name="gr23" draw:text-style-name="P1" draw:layer="layout" draw:line-skew="-0.906cm" svg:x1="9.933cm" svg:y1="15.709cm" svg:x2="56.924cm" svg:y2="13.374cm" draw:start-shape="id24" draw:start-glue-point="3" draw:end-shape="id11" draw:end-glue-point="3" svg:d="M9933 15709h-1406v-2335h48397" svg:viewBox="0 0 48398 2336">
          <text:p/>
        </draw:connector>
        <draw:connector draw:style-name="gr4" draw:text-style-name="P1" draw:layer="layout" svg:x1="27.009cm" svg:y1="20.946cm" svg:x2="25.72cm" svg:y2="20.946cm" draw:start-shape="id27" draw:end-shape="id18" svg:d="M27009 20946h-1289" svg:viewBox="0 0 1290 1">
          <text:p/>
        </draw:connector>
        <draw:connector draw:style-name="gr4" draw:text-style-name="P1" draw:layer="layout" svg:x1="44.018cm" svg:y1="19.27cm" svg:x2="45.279cm" svg:y2="19.27cm" draw:start-shape="id28" draw:start-glue-point="1" draw:end-shape="id16" draw:end-glue-point="3" svg:d="M44018 19270h1261" svg:viewBox="0 0 1262 1">
          <text:p/>
        </draw:connector>
        <draw:connector draw:style-name="gr23" draw:text-style-name="P1" draw:layer="layout" svg:x1="41.851cm" svg:y1="18.035cm" svg:x2="56.924cm" svg:y2="13.374cm" draw:start-shape="id28" draw:start-glue-point="0" draw:end-shape="id11" draw:end-glue-point="3" svg:d="M41851 18035v-4661h15073" svg:viewBox="0 0 15074 4662">
          <text:p/>
        </draw:connector>
        <draw:connector draw:style-name="gr4" draw:text-style-name="P1" draw:layer="layout" svg:x1="41.851cm" svg:y1="20.506cm" svg:x2="50.438cm" svg:y2="28.371cm" draw:start-shape="id28" draw:start-glue-point="2" draw:end-shape="id29" draw:end-glue-point="3" svg:d="M41851 20506v7865h8587" svg:viewBox="0 0 8588 7866">
          <text:p/>
        </draw:connector>
        <draw:connector draw:style-name="gr24" draw:text-style-name="P1" draw:layer="layout" svg:x1="55.187cm" svg:y1="28.371cm" svg:x2="53.065cm" svg:y2="28.371cm" draw:start-shape="id30" draw:start-glue-point="3" draw:end-shape="id29" svg:d="M55187 28371h-2122" svg:viewBox="0 0 2123 1">
          <text:p/>
        </draw:connector>
        <draw:connector draw:style-name="gr23" draw:text-style-name="P1" draw:layer="layout" svg:x1="51.751cm" svg:y1="18.963cm" svg:x2="56.924cm" svg:y2="13.374cm" draw:start-shape="id31" draw:start-glue-point="0" draw:end-shape="id11" draw:end-glue-point="3" svg:d="M51751 18963v-5589h5173" svg:viewBox="0 0 5174 5590">
          <text:p/>
        </draw:connector>
        <draw:connector draw:style-name="gr4" draw:text-style-name="P1" draw:layer="layout" svg:x1="51.751cm" svg:y1="23.099cm" svg:x2="51.751cm" svg:y2="25.748cm" draw:start-shape="id31" draw:start-glue-point="2" draw:end-shape="id29" draw:end-glue-point="0" svg:d="M51751 23099v2649" svg:viewBox="0 0 1 2650">
          <text:p/>
        </draw:connector>
        <draw:connector draw:style-name="gr4" draw:text-style-name="P1" draw:layer="layout" svg:x1="3.105cm" svg:y1="17.234cm" svg:x2="3.105cm" svg:y2="15.43cm" draw:start-shape="id22" draw:start-glue-point="0" draw:end-shape="id23" svg:d="M3105 17234v-1804" svg:viewBox="0 0 1 1805">
          <text:p/>
        </draw:connector>
        <draw:connector draw:style-name="gr4" draw:text-style-name="P1" draw:layer="layout" svg:x1="6.361cm" svg:y1="28.371cm" svg:x2="5.067cm" svg:y2="24.029cm" draw:start-shape="id13" draw:start-glue-point="3" draw:end-shape="id21" svg:d="M6361 28371h-647v-4342h-647" svg:viewBox="0 0 1295 4343">
          <text:p/>
        </draw:connector>
        <draw:connector draw:style-name="gr4" draw:text-style-name="P1" draw:layer="layout" svg:x1="8.553cm" svg:y1="29.884cm" svg:x2="11.226cm" svg:y2="30.395cm" draw:start-shape="id13" draw:start-glue-point="2" draw:end-shape="id32" draw:end-glue-point="3" svg:d="M8553 29884v511h2673" svg:viewBox="0 0 2674 512">
          <text:p/>
        </draw:connector>
        <draw:connector draw:style-name="gr4" draw:text-style-name="P1" draw:layer="layout" svg:x1="18.667cm" svg:y1="26.581cm" svg:x2="18.667cm" svg:y2="23.292cm" draw:start-shape="id33" draw:end-shape="id17" svg:d="M18667 26581v-3289" svg:viewBox="0 0 1 3290">
          <text:p/>
        </draw:connector>
        <draw:connector draw:style-name="gr4" draw:text-style-name="P1" draw:layer="layout" svg:x1="15.624cm" svg:y1="28.371cm" svg:x2="10.745cm" svg:y2="28.371cm" draw:start-shape="id33" draw:end-shape="id13" svg:d="M15624 28371h-4879" svg:viewBox="0 0 4880 1">
          <text:p/>
        </draw:connector>
        <draw:connector draw:style-name="gr4" draw:text-style-name="P1" draw:layer="layout" svg:x1="21.51cm" svg:y1="28.371cm" svg:x2="50.438cm" svg:y2="28.371cm" draw:end-shape="id29" svg:d="M21510 28371h28928" svg:viewBox="0 0 28929 1">
          <text:p/>
        </draw:connector>
        <draw:connector draw:style-name="gr4" draw:text-style-name="P1" draw:layer="layout" svg:x1="15.441cm" svg:y1="20.946cm" svg:x2="16.918cm" svg:y2="20.946cm" draw:start-shape="id26" draw:start-glue-point="1" draw:end-shape="id17" svg:d="M15441 20946h1477" svg:viewBox="0 0 1478 1">
          <text:p/>
        </draw:connector>
        <draw:connector draw:style-name="gr23" draw:text-style-name="P1" draw:layer="layout" svg:x1="29.992cm" svg:y1="16.936cm" svg:x2="56.924cm" svg:y2="13.374cm" draw:start-shape="id27" draw:start-glue-point="0" draw:end-shape="id11" draw:end-glue-point="3" svg:d="M29992 16936v-3562h26932" svg:viewBox="0 0 26933 3563">
          <text:p/>
        </draw:connector>
        <draw:connector draw:style-name="gr4" draw:text-style-name="P1" draw:layer="layout" svg:x1="29.992cm" svg:y1="24.957cm" svg:x2="50.438cm" svg:y2="28.371cm" draw:start-shape="id27" draw:start-glue-point="2" draw:end-shape="id29" draw:end-glue-point="3" svg:d="M29992 24957v3414h20446" svg:viewBox="0 0 20447 3415">
          <text:p/>
        </draw:connector>
        <draw:connector draw:style-name="gr4" draw:text-style-name="P1" draw:layer="layout" svg:x1="35.894cm" svg:y1="22.587cm" svg:x2="50.438cm" svg:y2="28.371cm" draw:start-shape="id9" draw:start-glue-point="2" draw:end-shape="id29" draw:end-glue-point="3" svg:d="M35894 22587v5784h14544" svg:viewBox="0 0 14545 5785">
          <text:p/>
        </draw:connector>
        <draw:connector draw:style-name="gr4" draw:text-style-name="P1" draw:layer="layout" svg:x1="58.858cm" svg:y1="25.748cm" svg:x2="58.858cm" svg:y2="24.565cm" draw:start-shape="id30" draw:start-glue-point="0" draw:end-shape="id34" svg:d="M58858 25748v-1183" svg:viewBox="0 0 1 1184">
          <text:p/>
        </draw:connector>
        <draw:connector draw:style-name="gr4" draw:text-style-name="P1" draw:layer="layout" svg:x1="36.301cm" svg:y1="4.296cm" svg:x2="35.264cm" svg:y2="4.296cm" draw:start-shape="id3" draw:start-glue-point="3" draw:end-shape="id8" draw:end-glue-point="1" svg:d="M36301 4296h-1037" svg:viewBox="0 0 1038 1">
          <text:p/>
        </draw:connector>
        <draw:connector draw:style-name="gr6" draw:text-style-name="P1" draw:layer="layout" svg:x1="13.088cm" svg:y1="5.894cm" svg:x2="28.367cm" svg:y2="7.552cm" draw:start-shape="id1" draw:end-shape="id6" draw:end-glue-point="0" svg:d="M13088 5894v829h15279v829" svg:viewBox="0 0 15280 1659">
          <text:p/>
        </draw:connector>
        <draw:connector draw:style-name="gr24" draw:text-style-name="P1" draw:layer="layout" draw:line-skew="-6.275cm 1.029cm" svg:x1="46.215cm" svg:y1="7.089cm" svg:x2="53.065cm" svg:y2="28.371cm" draw:start-shape="id2" draw:start-glue-point="2" draw:end-shape="id29" draw:end-glue-point="1" svg:d="M46215 7089v3055h8379v18227h-1529" svg:viewBox="0 0 8380 21283">
          <text:p/>
        </draw:connector>
        <draw:connector draw:style-name="gr4" draw:text-style-name="P1" draw:layer="layout" svg:x1="18.667cm" svg:y1="5.254cm" svg:x2="18.667cm" svg:y2="18.601cm" draw:start-shape="id7" draw:start-glue-point="2" draw:end-shape="id17" draw:end-glue-point="0" svg:d="M18667 5254v13347" svg:viewBox="0 0 1 13348">
          <text:p/>
        </draw:connector>
        <draw:connector draw:style-name="gr24" draw:text-style-name="P1" draw:layer="layout" draw:line-skew="1.037cm" svg:x1="30.231cm" svg:y1="10.175cm" svg:x2="53.065cm" svg:y2="28.371cm" draw:start-shape="id6" draw:start-glue-point="1" draw:end-shape="id29" draw:end-glue-point="1" svg:d="M30231 10175h24371v18196h-1537" svg:viewBox="0 0 24372 18197">
          <text:p/>
        </draw:connector>
        <draw:connector draw:style-name="gr4" draw:text-style-name="P1" draw:layer="layout" svg:x1="28.367cm" svg:y1="12.798cm" svg:x2="14.876cm" svg:y2="15.709cm" draw:start-shape="id6" draw:start-glue-point="2" draw:end-shape="id24" draw:end-glue-point="1" svg:d="M28367 12798v2911h-13491" svg:viewBox="0 0 13492 2912">
          <text:p/>
        </draw:connector>
        <draw:connector draw:style-name="gr4" draw:text-style-name="P1" draw:layer="layout" svg:x1="26.503cm" svg:y1="10.175cm" svg:x2="23.815cm" svg:y2="10.171cm" draw:start-shape="id6" draw:start-glue-point="3" draw:end-shape="id5" draw:end-glue-point="1" svg:d="M26503 10175h-1344v-4h-1344" svg:viewBox="0 0 2689 5">
          <text:p/>
        </draw:connector>
        <draw:connector draw:style-name="gr4" draw:text-style-name="P1" draw:layer="layout" svg:x1="19.507cm" svg:y1="10.171cm" svg:x2="15.05cm" svg:y2="10.176cm" draw:start-shape="id5" draw:start-glue-point="3" draw:end-shape="id25" draw:end-glue-point="1" svg:d="M19507 10171h-2228v5h-2229" svg:viewBox="0 0 4458 6">
          <text:p/>
        </draw:connector>
        <draw:connector draw:style-name="gr24" draw:text-style-name="P1" draw:layer="layout" draw:line-skew="0cm -0.393cm" svg:x1="58.858cm" svg:y1="10.751cm" svg:x2="53.065cm" svg:y2="28.371cm" draw:start-shape="id11" draw:start-glue-point="0" draw:end-shape="id29" draw:end-glue-point="1" svg:d="M58858 10751v-500h-4256v18120h-1537" svg:viewBox="0 0 5794 18121">
          <text:p/>
        </draw:connector>
        <draw:frame draw:style-name="gr5" draw:text-style-name="P4" xml:id="id35" draw:id="id35" draw:layer="layout" svg:width="3.783cm" svg:height="2.471cm" svg:x="5.918cm" svg:y="5.526cm">
          <draw:text-box>
            <text:p text:style-name="P1"><text:span text:style-name="T4">model_classes</text:span></text:p>
            <text:p text:style-name="P2"><text:span text:style-name="T5">model_id</text:span></text:p>
            <text:p text:style-name="P2"><text:span text:style-name="T5">species_id</text:span></text:p>
            <text:p text:style-name="P2"><text:span text:style-name="T5">songtype_id</text:span></text:p>
          </draw:text-box>
        </draw:frame>
        <draw:connector draw:style-name="gr6" draw:text-style-name="P1" draw:layer="layout" svg:x1="9.701cm" svg:y1="6.761cm" svg:x2="28.367cm" svg:y2="7.552cm" draw:start-shape="id35" draw:start-glue-point="1" draw:end-shape="id6" draw:end-glue-point="0" svg:d="M9701 6761h18666v791" svg:viewBox="0 0 18667 792">
          <text:p/>
        </draw:connector>
        <draw:connector draw:style-name="gr4" draw:text-style-name="P1" draw:layer="layout" svg:x1="7.809cm" svg:y1="7.997cm" svg:x2="5.067cm" svg:y2="24.029cm" draw:start-shape="id35" draw:start-glue-point="2" draw:end-shape="id21" draw:end-glue-point="1" svg:d="M7809 7997v16032h-2742" svg:viewBox="0 0 2743 16033">
          <text:p/>
        </draw:connector>
        <draw:connector draw:style-name="gr4" draw:text-style-name="P1" draw:layer="layout" draw:line-skew="7.44cm" svg:x1="7.809cm" svg:y1="7.997cm" svg:x2="12.931cm" svg:y2="29.16cm" draw:start-shape="id35" draw:start-glue-point="2" draw:end-shape="id32" draw:end-glue-point="0" svg:d="M7809 7997v18022h5122v3141" svg:viewBox="0 0 5123 211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7.31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ovany </meta:initial-creator>
    <meta:creation-date>2014-09-26T10:50:51.104517133</meta:creation-date>
    <dc:date>2014-09-29T16:01:08.016247107</dc:date>
    <dc:creator>Giovany </dc:creator>
    <meta:editing-duration>PT3H34S</meta:editing-duration>
    <meta:editing-cycles>5</meta:editing-cycles>
    <meta:generator>LibreOffice/4.2.6.3$Linux_X86_64 LibreOffice_project/420m0$Build-3</meta:generator>
    <meta:document-statistic meta:object-count="90"/>
  </office:meta>
</office:document-meta>
</file>